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3.6cm" fo:margin-right="0cm" text:enable-numbering="false" fo:text-indent="-0.6cm"/>
    </style:style>
    <style:style style:name="P5" style:family="paragraph">
      <style:paragraph-properties fo:margin-left="2.4cm" fo:margin-right="0cm" text:enable-numbering="false" fo:text-indent="-0.8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4.8cm" fo:margin-right="0cm" text:enable-numbering="false" fo:text-indent="-0.6cm"/>
    </style:style>
    <style:style style:name="T1" style:family="text">
      <style:text-properties fo:font-size="26pt"/>
    </style:style>
    <style:style style:name="T2" style:family="text">
      <style:text-properties fo:color="#23ff23"/>
    </style:style>
    <style:style style:name="T3" style:family="text">
      <style:text-properties fo:color="#ffff00" fo:font-size="26pt"/>
    </style:style>
    <style:style style:name="T4" style:family="text">
      <style:text-properties fo:color="#ffcc99" fo:font-size="16pt" fo:font-weight="bold"/>
    </style:style>
    <style:style style:name="T5" style:family="text">
      <style:text-properties fo:color="#23ff23" fo:font-size="26pt"/>
    </style:style>
    <style:style style:name="T6" style:family="text">
      <style:text-properties fo:color="#ccccff" fo:font-size="26pt"/>
    </style:style>
    <style:style style:name="T7" style:family="text">
      <style:text-properties fo:color="#ffff00"/>
    </style:style>
    <style:style style:name="T8" style:family="text">
      <style:text-properties fo:color="#ffffff"/>
    </style:style>
    <style:style style:name="T9" style:family="text">
      <style:text-properties fo:color="#23ff23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file I/O</presentation:footer-decl>
      <presentation:footer-decl presentation:name="ftr2">CMPTxxxx</presentation:footer-decl>
      <presentation:footer-decl presentation:name="ftr3">CMPT167: § ch10: Swing</presentation:footer-decl>
      <presentation:date-time-decl presentation:name="dtd1" presentation:source="fixed">18 Feb 2008</presentation:date-time-decl>
      <presentation:date-time-decl presentation:name="dtd2" presentation:source="current-date" style:data-style-name="D3"/>
      <presentation:date-time-decl presentation:name="dtd3" presentation:source="fixed">14 Mar 2007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File I/O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8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Quiz3</text:p>
          </draw:text-box>
        </draw:frame>
        <draw:frame presentation:style-name="pr6" draw:text-style-name="P3" draw:id="id1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Give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public class Ferrari extends Car {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Car sentra = new Car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Ferrari f430 = new Ferrari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which of the following are </text:span><text:span text:style-name="T3">legal</text:span><text:span text:style-name="T1">, and why?</text:span><text:span text:style-name="T1"><text:tab/></text:span><text:span text:style-name="T1"><text:tab/></text:span><text:span text:style-name="T1"><text:tab/></text:span><text:span text:style-name="T4">[6]</text:span><text:span text:style-name="T1"><text:line-break/></text:span><text:span text:style-name="T1">(a) </text:span><text:span text:style-name="T5">sentra = f430</text:span><text:span text:style-name="T1"><text:tab/></text:span><text:span text:style-name="T1"><text:tab/></text:span><text:span text:style-name="T1">(b) </text:span><text:span text:style-name="T5">f430 = (Ferrari) sentra</text:span><text:span text:style-name="T1"><text:line-break/></text:span><text:span text:style-name="T1">(c) </text:span><text:span text:style-name="T5">sentra = f430; f430 = (Ferrari) sentr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ontrast </text:span><text:span text:style-name="T3">abstract superclasses</text:span><text:span text:style-name="T1"> with </text:span><text:span text:style-name="T3">interfaces</text:span><text:span text:style-name="T3"><text:tab/></text:span><text:span text:style-name="T3"><text:tab/></text:span><text:span text:style-name="T4">[4]</text:span></text:p>
              </text:list-item>
            </text:list>
            <text:list text:style-name="L3">
              <text:list-item>
                <text:p text:style-name="P3"><text:span text:style-name="T1">Contrast </text:span><text:span text:style-name="T3">JFrame</text:span><text:span text:style-name="T1">s with </text:span><text:span text:style-name="T3">JPanel</text:span><text:span text:style-name="T1">s</text:span><text:span text:style-name="T1"><text:tab/></text:span><text:span text:style-name="T1"><text:tab/></text:span><text:span text:style-name="T1"><text:tab/></text:span><text:span text:style-name="T4">[4]</text:span></text:p>
              </text:list-item>
            </text:list>
            <text:list text:style-name="L3">
              <text:list-item>
                <text:p text:style-name="P3"><text:span text:style-name="T3">Pseudocode</text:span><text:span text:style-name="T1"> a simple event-based Swing </text:span><text:span text:style-name="T3">program</text:span><text:span text:style-name="T1"> as a subclass of either </text:span><text:span text:style-name="T5">JFrame</text:span><text:span text:style-name="T1"> or </text:span><text:span text:style-name="T5">JPanel</text:span><text:span text:style-name="T1"><text:tab/></text:span><text:span text:style-name="T1"><text:tab/></text:span><text:span text:style-name="T1"><text:tab/></text:span><text:span text:style-name="T4">[6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Quiz 3: answers #1-2</text:p>
          </draw:text-box>
        </draw:frame>
        <draw:frame presentation:style-name="pr6" draw:text-style-name="P3" draw:id="id2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3" text:style-name="P3"><text:span text:style-name="T5">sentra = f430</text:span></text:p>
              </text:list-item>
            </text:list>
            <text:list text:style-name="L3">
              <text:list-item>
                <text:list>
                  <text:list-item>
                    <text:p text:id="id4" text:style-name="P6"><text:span text:style-name="T3">Okay</text:span><text:span text:style-name="T1">: f430 is also a Car</text:span></text:p>
                  </text:list-item>
                </text:list>
              </text:list-item>
            </text:list>
            <text:list text:style-name="L3">
              <text:list-item>
                <text:p text:id="id5" text:style-name="P3"><text:span text:style-name="T5">f430 = (Ferrari) sentra</text:span></text:p>
              </text:list-item>
            </text:list>
            <text:list text:style-name="L3">
              <text:list-item>
                <text:list>
                  <text:list-item>
                    <text:p text:id="id6" text:style-name="P6"><text:span text:style-name="T3">Not okay</text:span><text:span text:style-name="T1">: sentra can never be a Ferrari</text:span></text:p>
                  </text:list-item>
                </text:list>
              </text:list-item>
            </text:list>
            <text:list text:style-name="L3">
              <text:list-item>
                <text:p text:id="id7" text:style-name="P3"><text:span text:style-name="T5">sentra = f430; f430 = (Ferrari) sentra</text:span></text:p>
              </text:list-item>
            </text:list>
            <text:list text:style-name="L3">
              <text:list-item>
                <text:list>
                  <text:list-item>
                    <text:p text:id="id8" text:style-name="P6"><text:span text:style-name="T3">Okay</text:span><text:span text:style-name="T1">: sentra refers to a Ferrari (downcast)</text:span></text:p>
                  </text:list-item>
                </text:list>
              </text:list-item>
            </text:list>
            <text:list text:style-name="L3">
              <text:list-item>
                <text:p text:id="id9" text:style-name="P3"><text:span text:style-name="T1">Contrast </text:span><text:span text:style-name="T3">abstract superclasses</text:span><text:span text:style-name="T1"> with </text:span><text:span text:style-name="T3">interfaces</text:span></text:p>
              </text:list-item>
            </text:list>
            <text:list text:style-name="L3">
              <text:list-item>
                <text:list>
                  <text:list-item>
                    <text:p text:id="id10" text:style-name="P6"><text:span text:style-name="T3">Superclass</text:span><text:span text:style-name="T1">: </text:span><text:span text:style-name="T3">identity</text:span><text:span text:style-name="T1">; inherit variables/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1" text:style-name="P7"><text:span text:style-name="T1">No </text:span><text:span text:style-name="T3">multiple</text:span><text:span text:style-name="T1"> inheritance in Jav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" text:style-name="P6"><text:span text:style-name="T3">Interface</text:span><text:span text:style-name="T1">: </text:span><text:span text:style-name="T3">capability</text:span><text:span text:style-name="T1">; multiple interfaces oka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Quiz3: answers #3-4</text:p>
          </draw:text-box>
        </draw:frame>
        <draw:frame presentation:style-name="pr6" draw:text-style-name="P3" draw:id="id13" draw:layer="layout" svg:width="25.199cm" svg:height="14.016cm" svg:x="1.4cm" svg:y="4.507cm" presentation:class="outline">
          <draw:text-box>
            <text:list text:style-name="L3">
              <text:list-item>
                <text:p text:id="id14" text:style-name="P3"><text:span text:style-name="T1">Contrast </text:span><text:span text:style-name="T3">JFrame</text:span><text:span text:style-name="T1">s with </text:span><text:span text:style-name="T3">JPanel</text:span><text:span text:style-name="T1">s</text:span><text:span text:style-name="T1"><text:tab/></text:span><text:span text:style-name="T1"><text:tab/></text:span><text:span text:style-name="T1"><text:tab/></text:span><text:span text:style-name="T4">[4]</text:span></text:p>
              </text:list-item>
            </text:list>
            <text:list text:style-name="L3">
              <text:list-item>
                <text:list>
                  <text:list-item>
                    <text:p text:id="id15" text:style-name="P6"><text:span text:style-name="T5">JFrame</text:span><text:span text:style-name="T1">: Swing </text:span><text:span text:style-name="T3">windo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6" text:style-name="P6"><text:span text:style-name="T5">JPanel</text:span><text:span text:style-name="T1">: Swing </text:span><text:span text:style-name="T3">container</text:span><text:span text:style-name="T1"> for widgets; has a </text:span><text:span text:style-name="T3">layout</text:span><text:span text:style-name="T1"> manager</text:span></text:p>
                  </text:list-item>
                </text:list>
              </text:list-item>
            </text:list>
            <text:list text:style-name="L3">
              <text:list-item>
                <text:p text:id="id17" text:style-name="P3"><text:span text:style-name="T3">Pseudocode</text:span><text:span text:style-name="T1"> a simple Swing </text:span><text:span text:style-name="T3">program</text:span><text:span text:style-name="T1"> as a subclass of either </text:span><text:span text:style-name="T5">JFrame</text:span><text:span text:style-name="T1"> or </text:span><text:span text:style-name="T5">JPanel</text:span><text:span text:style-name="T1"><text:tab/></text:span><text:span text:style-name="T1"><text:tab/></text:span><text:span text:style-name="T1"><text:tab/></text:span><text:span text:style-name="T4">[6]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8" text:style-name="P7"><text:span text:style-name="T1">(see, e.g., </text:span><text:span text:style-name="T6">Histogram.java</text:span><text:span text:style-name="T1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9" text:style-name="P7"><text:span text:style-name="T1">public class MyProgram </text:span><text:span text:style-name="T3">extends</text:span><text:span text:style-name="T1"> JPan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20" text:style-name="P7"><text:span text:style-name="T5">main</text:span><text:span text:style-name="T1">(), </text:span><text:span text:style-name="T5">createAndShowGUI</text:span><text:span text:style-name="T1">(), </text:span><text:span text:style-name="T3">constructor</text:span><text:span text:style-name="T1">, </text:span><text:span text:style-name="T3">event handl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background" smil:attributeName="visibility" smil:to="visible"/>
                  <anim:transitionFilter smil:dur="0.5s" smil:targetElement="id13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java.io classes</text:p>
          </draw:text-box>
        </draw:frame>
        <draw:frame presentation:style-name="pr6" draw:text-style-name="P3" draw:layer="layout" svg:width="25.199cm" svg:height="14.791cm" svg:x="1.4cm" svg:y="4.507cm" presentation:class="outline" presentation:user-transformed="true">
          <draw:text-box>
            <text:list text:style-name="L3">
              <text:list-item>
                <text:p text:style-name="P3"><text:span text:style-name="T7">Byte</text:span>-based streams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FileInputStream, FileOutputStrea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Character</text:span>-based streams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FileReader, FileWriter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Object</text:span>-based streams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ObjectInputStream, ObjectOutputStrea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Standard</text:span> streams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System.in, System.out, System.err</text:span></text:p>
                  </text:list-item>
                </text:list>
              </text:list-item>
            </text:list>
            <text:list text:style-name="L3">
              <text:list-item>
                <text:p text:style-name="P3">Object holding <text:span text:style-name="T7">pathname</text:span> information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Fil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File methods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7">Constructor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File oFile = new File( “output.txt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heck if <text:span text:style-name="T7">exists</text:span>, can <text:span text:style-name="T7">read</text:span>/<text:span text:style-name="T7">writ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f ( oFile.exists() &amp;&amp; oFile.canRead()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heck file <text:span text:style-name="T7">typ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f ( oFile.isFile() || oFile.isDirectory()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Get <text:span text:style-name="T7">parent</text:span> director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oFile.getParent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Get just the <text:span text:style-name="T7">filenam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oFile.getName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JFileChooser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7">Instantiate</text:span> and set selection <text:span text:style-name="T7">mask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JFileChooser chooser = new JFileChooser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hooser.</text:span><text:span text:style-name="T7">setFileSelectionMode</text:span><text:span text:style-name="T2">( JFileChooser.FILES_ONLY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op-up <text:span text:style-name="T7">dialog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nt result = chooser.</text:span><text:span text:style-name="T7">showSaveDialog</text:span><text:span text:style-name="T2">( thi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heck if user pressed <text:span text:style-name="T7">Cancel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f ( result == JFileChooser.</text:span><text:span text:style-name="T7">CANCEL_OPTION</text:span><text:span text:style-name="T2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Get the <text:span text:style-name="T7">filename</text:span> the user chos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File fileName = chooser.</text:span><text:span text:style-name="T7">getSelectedFile</text:span><text:span text:style-name="T2">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Formatted text stream I/O</text:p>
          </draw:text-box>
        </draw:frame>
        <draw:frame presentation:style-name="pr6" draw:text-style-name="P3" draw:layer="layout" svg:width="25.199cm" svg:height="14.642cm" svg:x="1.4cm" svg:y="4.507cm" presentation:class="outline" presentation:user-transformed="true">
          <draw:text-box>
            <text:list text:style-name="L3">
              <text:list-item>
                <text:p text:style-name="P3"><text:span text:style-name="T8">java.util.</text:span><text:span text:style-name="T7">Formatter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Outputs</text:span> <text:span text:style-name="T8">formatted</text:span> text to a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Formatter output = new Formatter( “out.txt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output.format( “%d %s\n”, id, nam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8">java.util.</text:span><text:span text:style-name="T7">Scanner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Reads</text:span> formatted text from a 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Scanner input = new Scanner( new File( “in.txt” )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new Scanner( System.i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d = input.nextIn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name = input.nex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Remember to <text:span text:style-name="T7">clos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Exceptions in file I/O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An instance of the class <text:span text:style-name="T7">SecurityException</text:span> is raised if file permissions fail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9">try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9">out = new Formatter( “out.txt”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9">} catch ( SecurityException e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9">System.err.println( “No write permissions!”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9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7">FileNotFoundException</text:span>, <text:span text:style-name="T7">IllegalStateException</text:span></text:p>
              </text:list-item>
            </text:list>
            <text:list text:style-name="L3">
              <text:list-item>
                <text:p text:style-name="P3"><text:span text:style-name="T7">Scanner</text:span> raises <text:span text:style-name="T7">NoSuchElementException</text:span> if the data is in the wrong format</text:p>
              </text:list-item>
            </text:list>
            <text:list text:style-name="L3">
              <text:list-item>
                <text:p text:style-name="P3"><text:span text:style-name="T7">EOFException</text:span>, <text:span text:style-name="T7">IOExcep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2-20T14:28:43</dc:date>
    <meta:editing-cycles>110</meta:editing-cycles>
    <meta:editing-duration>P4DT23H6M5S</meta:editing-duration>
    <meta:user-defined meta:name="Info 1"/>
    <meta:user-defined meta:name="Info 2"/>
    <meta:user-defined meta:name="Info 3"/>
    <meta:user-defined meta:name="Info 4"/>
    <meta:document-statistic meta:object-count="194"/>
  </office:meta>
</office:document-meta>
</file>